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262cm" fo:min-width="16.012cm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2.612cm"/>
    </style:style>
    <style:style style:name="gr3" style:family="graphic" style:parent-style-name="standard">
      <style:graphic-properties draw:fill-color="#99ffcc" draw:textarea-horizontal-align="justify" draw:textarea-vertical-align="middle" draw:auto-grow-height="false" fo:min-height="1.556cm" fo:min-width="2.61cm"/>
    </style:style>
    <style:style style:name="gr4" style:family="graphic" style:parent-style-name="standard">
      <style:graphic-properties draw:fill-color="#99ffcc" draw:textarea-horizontal-align="justify" draw:textarea-vertical-align="middle" draw:auto-grow-height="false" fo:min-height="1.556cm" fo:min-width="2.61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556cm" fo:min-width="4.306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556cm" fo:min-width="2.806cm"/>
    </style:style>
    <style:style style:name="gr7" style:family="graphic" style:parent-style-name="standard">
      <style:graphic-properties draw:fill-color="#99ffcc" draw:textarea-horizontal-align="justify" draw:textarea-vertical-align="middle" draw:auto-grow-height="false" fo:min-height="1.556cm" fo:min-width="2.306cm"/>
    </style:style>
    <style:style style:name="gr8" style:family="graphic" style:parent-style-name="standard">
      <style:graphic-properties draw:fill-color="#99ffcc" draw:textarea-horizontal-align="justify" draw:textarea-vertical-align="middle" draw:auto-grow-height="false" fo:min-height="1.556cm" fo:min-width="2.806cm"/>
    </style:style>
    <style:style style:name="gr9" style:family="graphic" style:parent-style-name="standard">
      <style:graphic-properties draw:fill-color="#ccffff" draw:textarea-horizontal-align="justify" draw:textarea-vertical-align="middle" draw:auto-grow-height="false" fo:min-height="1.556cm" fo:min-width="2.806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556cm" fo:min-width="6.862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552cm"/>
    </style:style>
    <style:style style:name="gr13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cc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cc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7cm" svg:height="5cm" svg:x="2cm" svg:y="23cm">
          <text:p text:style-name="P1">Land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7cm" svg:height="5cm" svg:x="2cm" svg:y="3.5cm">
          <text:p text:style-name="P1">Gathe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7cm" svg:height="5cm" svg:x="2cm" svg:y="10cm">
          <text:p text:style-name="P1">Edi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7cm" svg:height="5cm" svg:x="2cm" svg:y="16.5cm">
          <text:p text:style-name="P1">Submi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06cm" svg:height="2cm" svg:x="2.944cm" svg:y="6cm">
          <text:p text:style-name="P1">f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304cm" svg:height="2cm" svg:x="9.084cm" svg:y="6cm">
          <text:p text:style-name="P1">cl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306cm" svg:height="2cm" svg:x="14.75cm" svg:y="6cm">
          <text:p text:style-name="P1">bra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5cm" svg:height="2cm" svg:x="4.5cm" svg:y="12cm">
          <text:p text:style-name="P1">Make cha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3.5cm" svg:height="2cm" svg:x="13cm" svg:y="12cm"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3cm" svg:height="2cm" svg:x="2.5cm" svg:y="18.5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306cm" svg:height="2cm" svg:x="2.945cm" svg:y="6.001cm">
          <text:p text:style-name="P1">f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3.5cm" svg:height="2cm" svg:x="6.5cm" svg:y="18.5cm">
          <text:p text:style-name="P1">com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3cm" svg:height="2cm" svg:x="11cm" svg:y="18.5cm">
          <text:p text:style-name="P1">pu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" draw:id="id9" draw:layer="layout" svg:width="3.5cm" svg:height="2cm" svg:x="15cm" svg:y="18.5cm">
          <text:p text:style-name="P1">pull-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4" draw:id="id14" draw:layer="layout" svg:width="7.556cm" svg:height="2cm" svg:x="2.944cm" svg:y="25.5cm">
          <text:p text:style-name="P1">Code Review &amp; Com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5" draw:id="id15" draw:layer="layout" svg:width="3.306cm" svg:height="2cm" svg:x="14.278cm" svg:y="25.5cm">
          <text:p text:style-name="P1">me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curve" svg:x1="7cm" svg:y1="12cm" svg:x2="14.75cm" svg:y2="12cm" draw:start-shape="id1" draw:start-glue-point="0" draw:end-shape="id2" draw:end-glue-point="0" svg:d="M7000 12000c0-751 7750-751 7750 0" svg:viewBox="0 0 7751 564">
          <text:p/>
        </draw:connector>
        <draw:connector draw:style-name="gr11" draw:text-style-name="P5" draw:layer="layout" draw:type="curve" svg:x1="14.75cm" svg:y1="14cm" svg:x2="7cm" svg:y2="14cm" draw:start-shape="id2" draw:start-glue-point="2" draw:end-shape="id1" draw:end-glue-point="2" svg:d="M14750 14000c0 753-7750 753-7750 0" svg:viewBox="0 0 7751 566">
          <text:p/>
        </draw:connector>
        <draw:connector draw:style-name="gr11" draw:text-style-name="P5" draw:layer="layout" svg:x1="6.251cm" svg:y1="7.001cm" svg:x2="9.084cm" svg:y2="7cm" draw:start-shape="id3" draw:start-glue-point="1" draw:end-shape="id4" draw:end-glue-point="3" svg:d="M6251 7001h1417v-1h1416" svg:viewBox="0 0 2834 2">
          <text:p/>
        </draw:connector>
        <draw:connector draw:style-name="gr11" draw:text-style-name="P5" draw:layer="layout" svg:x1="12.388cm" svg:y1="7cm" svg:x2="14.75cm" svg:y2="7cm" draw:start-shape="id4" draw:start-glue-point="1" draw:end-shape="id5" draw:end-glue-point="3" svg:d="M12388 7000h2362" svg:viewBox="0 0 2363 1">
          <text:p/>
        </draw:connector>
        <draw:connector draw:style-name="gr11" draw:text-style-name="P5" draw:layer="layout" svg:x1="5.5cm" svg:y1="19.5cm" svg:x2="6.5cm" svg:y2="19.5cm" draw:start-shape="id6" draw:start-glue-point="1" draw:end-shape="id7" draw:end-glue-point="3" svg:d="M5500 19500h1000" svg:viewBox="0 0 1001 1">
          <text:p/>
        </draw:connector>
        <draw:connector draw:style-name="gr11" draw:text-style-name="P5" draw:layer="layout" svg:x1="10cm" svg:y1="19.5cm" svg:x2="11cm" svg:y2="19.5cm" draw:start-shape="id7" draw:start-glue-point="1" draw:end-shape="id8" draw:end-glue-point="3" svg:d="M10000 19500h1000" svg:viewBox="0 0 1001 1">
          <text:p/>
        </draw:connector>
        <draw:connector draw:style-name="gr11" draw:text-style-name="P5" draw:layer="layout" svg:x1="14cm" svg:y1="19.5cm" svg:x2="15cm" svg:y2="19.5cm" draw:start-shape="id8" draw:start-glue-point="1" draw:end-shape="id9" draw:end-glue-point="3" svg:d="M14000 19500h1000" svg:viewBox="0 0 1001 1">
          <text:p/>
        </draw:connector>
        <draw:connector draw:style-name="gr11" draw:text-style-name="P5" draw:layer="layout" svg:x1="19cm" svg:y1="19cm" svg:x2="2cm" svg:y2="25.5cm" draw:start-shape="id10" draw:start-glue-point="1" draw:end-shape="id11" draw:end-glue-point="3" svg:d="M19000 19000h502v3251h-18003v3249h501" svg:viewBox="0 0 18004 6501">
          <text:p/>
        </draw:connector>
        <draw:connector draw:style-name="gr11" draw:text-style-name="P5" draw:layer="layout" svg:x1="19cm" svg:y1="12.5cm" svg:x2="2cm" svg:y2="19cm" draw:start-shape="id12" draw:start-glue-point="1" draw:end-shape="id10" draw:end-glue-point="3" svg:d="M19000 12500h502v3251h-18003v3249h501" svg:viewBox="0 0 18004 6501">
          <text:p/>
        </draw:connector>
        <draw:connector draw:style-name="gr11" draw:text-style-name="P5" draw:layer="layout" svg:x1="19cm" svg:y1="6cm" svg:x2="2cm" svg:y2="12.5cm" draw:start-shape="id13" draw:start-glue-point="1" draw:end-shape="id12" draw:end-glue-point="3" svg:d="M19000 6000h502v3251h-18003v3249h501" svg:viewBox="0 0 18004 6501">
          <text:p/>
        </draw:connector>
        <draw:frame draw:style-name="gr12" draw:text-style-name="P6" draw:layer="layout" svg:width="15.052cm" svg:height="1.826cm" svg:x="3cm" svg:y="1cm">
          <draw:text-box>
            <text:p><text:span text:style-name="T1">Git &amp; GitHub Work-flow</text:span></text:p>
          </draw:text-box>
        </draw:frame>
        <draw:connector draw:style-name="gr11" draw:text-style-name="P5" draw:layer="layout" svg:x1="10.5cm" svg:y1="26.5cm" svg:x2="14.278cm" svg:y2="26.5cm" draw:start-shape="id14" draw:start-glue-point="1" draw:end-shape="id15" draw:end-glue-point="3" svg:d="M10500 26500h3778" svg:viewBox="0 0 3779 1">
          <text:p/>
        </draw:connector>
        <draw:connector draw:style-name="gr13" draw:text-style-name="P5" draw:layer="layout" draw:line-skew="0.303cm -1.189cm" svg:x1="6.722cm" svg:y1="27.5cm" svg:x2="4.5cm" svg:y2="13cm" draw:start-shape="id14" draw:start-glue-point="2" draw:end-shape="id1" draw:end-glue-point="3" svg:d="M6722 27500v805h-5468v-15305h3246" svg:viewBox="0 0 5469 153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48S</meta:editing-duration>
    <meta:editing-cycles>5</meta:editing-cycles>
    <meta:generator>LibreOffice/5.1.4.2$Linux_X86_64 LibreOffice_project/10m0$Build-2</meta:generator>
    <dc:date>2016-09-12T16:00:19.195255177</dc:date>
    <meta:document-statistic meta:object-count="29"/>
  </office:meta>
</office:document-meta>
</file>